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94bd5e" draw:textarea-horizontal-align="center" draw:textarea-vertical-align="middle"/>
    </style:style>
    <style:style style:name="gr3" style:family="graphic" style:parent-style-name="standard">
      <style:graphic-properties draw:fill-color="#3deb3d" draw:textarea-horizontal-align="center" draw:textarea-vertical-align="middle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-color="#b3b3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text-properties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/>
    </style:style>
    <style:style style:name="P6" style:family="paragraph">
      <style:text-properties fo:font-size="20pt" fo:font-weight="bold"/>
    </style:style>
    <style:style style:name="T1" style:family="text">
      <style:text-properties fo:font-weight="bold"/>
    </style:style>
    <style:style style:name="T2" style:family="text">
      <style:text-properties fo:font-size="16pt"/>
    </style:style>
    <style:style style:name="T3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4cm" svg:height="6cm" svg:x="2.351cm" svg:y="3.318cm">
          <text:p text:style-name="P4"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14cm" svg:height="1.5cm" svg:x="2.351cm" svg:y="7.818cm">
          <text:p text:style-name="P4"/>
        </draw:rect>
        <draw:rect draw:style-name="gr3" draw:text-style-name="P1" draw:layer="layout" svg:width="14cm" svg:height="1.5cm" svg:x="2.351cm" svg:y="6.318cm">
          <text:p text:style-name="P4"/>
        </draw:rect>
        <draw:rect draw:style-name="gr4" draw:text-style-name="P1" draw:layer="layout" svg:width="3.5cm" svg:height="1.5cm" svg:x="5.851cm" svg:y="3.318cm">
          <text:p text:style-name="P4"/>
        </draw:rect>
        <draw:rect draw:style-name="gr5" draw:text-style-name="P1" draw:layer="layout" svg:width="3.5cm" svg:height="1.5cm" svg:x="9.351cm" svg:y="3.318cm">
          <text:p text:style-name="P4"/>
        </draw:rect>
        <draw:rect draw:style-name="gr6" draw:text-style-name="P1" draw:layer="layout" svg:width="3.5cm" svg:height="3cm" svg:x="12.851cm" svg:y="3.318cm">
          <text:p text:style-name="P4"/>
        </draw:rect>
        <draw:frame draw:style-name="gr7" draw:text-style-name="P3" draw:layer="layout" svg:width="2.437cm" svg:height="0.962cm" svg:x="13.414cm" svg:y="4.318cm">
          <draw:text-box>
            <text:p text:style-name="P2"><text:span text:style-name="T1">Papyri</text:span></text:p>
          </draw:text-box>
        </draw:frame>
        <draw:frame draw:style-name="gr7" draw:text-style-name="P3" draw:layer="layout" svg:width="3.499cm" svg:height="0.962cm" svg:x="5.852cm" svg:y="5.318cm">
          <draw:text-box>
            <text:p text:style-name="P4"><text:span text:style-name="T1">DocPortal</text:span></text:p>
          </draw:text-box>
        </draw:frame>
        <draw:frame draw:style-name="gr7" draw:text-style-name="P3" draw:layer="layout" svg:width="1.844cm" svg:height="0.962cm" svg:x="6.69cm" svg:y="3.818cm">
          <draw:text-box>
            <text:p text:style-name="P4"><text:span text:style-name="T1">DOL</text:span></text:p>
          </draw:text-box>
        </draw:frame>
        <draw:frame draw:style-name="gr7" draw:text-style-name="P3" draw:layer="layout" svg:width="1.81cm" svg:height="0.962cm" svg:x="10.351cm" svg:y="3.818cm">
          <draw:text-box>
            <text:p text:style-name="P4"><text:span text:style-name="T1">Toxi</text:span></text:p>
          </draw:text-box>
        </draw:frame>
        <draw:frame draw:style-name="gr7" draw:text-style-name="P5" draw:layer="layout" svg:width="2.068cm" svg:height="0.878cm" svg:x="3.283cm" svg:y="3.818cm">
          <draw:text-box>
            <text:p text:style-name="P4"><text:span text:style-name="T2">(nativ)</text:span></text:p>
          </draw:text-box>
        </draw:frame>
        <draw:frame draw:style-name="gr7" draw:text-style-name="P6" draw:layer="layout" svg:width="5.569cm" svg:height="1.038cm" svg:x="6.351cm" svg:y="6.78cm">
          <draw:text-box>
            <text:p text:style-name="P4"><text:span text:style-name="T3">MyCoRe - Core</text:span></text:p>
          </draw:text-box>
        </draw:frame>
        <draw:frame draw:style-name="gr7" draw:layer="layout" svg:width="3.283cm" svg:height="0.962cm" svg:x="7.885cm" svg:y="8.318cm">
          <draw:text-box>
            <text:p text:style-name="P4">Backen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8cm" fo:margin-bottom="1.299cm" fo:margin-left="0.351cm" fo:margin-right="0.38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11T12:13:36</meta:creation-date>
    <dc:date>2006-09-11T12:26:46</dc:date>
    <dc:language>de-DE</dc:language>
    <meta:editing-cycles>3</meta:editing-cycles>
    <meta:editing-duration>PT13M1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